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text-position="0% 100%" style:font-name="Arial" style:text-underline-style="none" officeooo:rsid="00100a50" officeooo:paragraph-rsid="00100a50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position="0% 100%" style:font-name="Arial" style:text-underline-style="none" officeooo:rsid="00126b0b" officeooo:paragraph-rsid="00126b0b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position="0% 100%" style:font-name="Arial" style:text-underline-style="none" officeooo:rsid="0013238e" officeooo:paragraph-rsid="0013238e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position="0% 100%" style:font-name="Arial" style:text-underline-style="none" officeooo:rsid="0013fdc0" officeooo:paragraph-rsid="0013fdc0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position="0% 100%" style:font-name="Arial" style:text-underline-style="none" officeooo:rsid="0013fdc0" officeooo:paragraph-rsid="00184631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position="0% 100%" style:font-name="Arial" style:text-underline-style="none" officeooo:rsid="00156a13" officeooo:paragraph-rsid="00156a13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position="0% 100%" style:font-name="Arial" style:text-underline-style="none" officeooo:rsid="00156a13" officeooo:paragraph-rsid="00164744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position="0% 100%" style:font-name="Arial" style:text-underline-style="none" officeooo:rsid="00164744" officeooo:paragraph-rsid="00164744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position="0% 100%" style:font-name="Arial" style:text-underline-style="none" officeooo:rsid="00184631" officeooo:paragraph-rsid="00184631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position="0% 100%" style:font-name="Arial" style:text-underline-style="none" officeooo:rsid="001893b2" officeooo:paragraph-rsid="001893b2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position="0% 100%" style:font-name="Arial" style:text-underline-style="none" officeooo:rsid="001a7bd3" officeooo:paragraph-rsid="001a7bd3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position="0% 100%" style:font-name="Arial" style:text-underline-style="none" officeooo:rsid="001a9f6b" officeooo:paragraph-rsid="001a9f6b"/>
    </style:style>
    <style:style style:name="P13" style:family="paragraph" style:parent-style-name="Standard">
      <style:paragraph-properties fo:text-align="start" style:justify-single-word="false" fo:break-before="page"/>
      <style:text-properties fo:color="#000000" loext:opacity="100%" style:text-position="0% 100%" style:font-name="Arial" style:text-underline-style="none" officeooo:rsid="001bb2cf" officeooo:paragraph-rsid="001bb2cf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position="0% 100%" style:font-name="Arial" style:text-underline-style="none" officeooo:rsid="001bb2cf" officeooo:paragraph-rsid="001bb2cf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position="0% 100%" style:font-name="Arial" style:text-underline-style="none" officeooo:rsid="001c5372" officeooo:paragraph-rsid="001c5372"/>
    </style:style>
    <style:style style:name="P16" style:family="paragraph" style:parent-style-name="Standard">
      <style:paragraph-properties fo:text-align="start" style:justify-single-word="false" fo:break-before="page"/>
      <style:text-properties fo:color="#000000" loext:opacity="100%" style:text-position="0% 100%" style:font-name="Arial" style:text-underline-style="solid" style:text-underline-width="auto" style:text-underline-color="font-color" officeooo:rsid="0013238e" officeooo:paragraph-rsid="0013238e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Arial" style:text-underline-style="solid" style:text-underline-width="auto" style:text-underline-color="font-color" officeooo:rsid="000fe9b1" officeooo:paragraph-rsid="000fe9b1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officeooo:rsid="000fe9b1" officeooo:paragraph-rsid="000fe9b1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officeooo:rsid="000fe9b1" officeooo:paragraph-rsid="00100a50"/>
    </style:style>
    <style:style style:name="P20" style:family="paragraph" style:parent-style-name="Standard">
      <style:paragraph-properties fo:text-align="center" style:justify-single-word="false"/>
      <style:text-properties fo:color="#c9211e" loext:opacity="100%" style:font-name="Arial"/>
    </style:style>
    <style:style style:name="T1" style:family="text">
      <style:text-properties officeooo:rsid="00100a50"/>
    </style:style>
    <style:style style:name="T2" style:family="text">
      <style:text-properties style:text-position="super 58%" officeooo:rsid="00100a50"/>
    </style:style>
    <style:style style:name="T3" style:family="text">
      <style:text-properties style:text-position="0% 100%" officeooo:rsid="00100a50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164744"/>
    </style:style>
    <style:style style:name="T6" style:family="text">
      <style:text-properties officeooo:rsid="0016f599"/>
    </style:style>
    <style:style style:name="T7" style:family="text">
      <style:text-properties officeooo:rsid="001bb2cf"/>
    </style:style>
    <style:style style:name="T8" style:family="text">
      <style:text-properties style:text-position="sub 58%"/>
    </style:style>
    <style:style style:name="T9" style:family="text">
      <style:text-properties officeooo:rsid="001d08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TD3 - Représentation des entiers naturels</text:p>
      <text:p text:style-name="P20">et opérations arithmétiques</text:p>
      <text:p text:style-name="P20"/>
      <text:p text:style-name="P20"/>
      <text:p text:style-name="P20"/>
      <text:p text:style-name="P17">1)Représentation des entiers naturels</text:p>
      <text:p text:style-name="P18"/>
      <text:p text:style-name="P18">1.1) Codage</text:p>
      <text:p text:style-name="P18"/>
      <text:p text:style-name="P19">1) <text:span text:style-name="T1">Deux octets correspond <text:s/>à 16 bits, on peut donc coder 2</text:span><text:span text:style-name="T2">16 </text:span><text:span text:style-name="T3">= 65 536 entiers naturels soit de</text:span></text:p>
      <text:p text:style-name="P1"><text:tab/>0000 0000 0000 0000 b à 1111 1111 1111 1111 ou 0000h à FFFFh </text:p>
      <text:p text:style-name="P1"/>
      <text:p text:style-name="P1"/>
      <text:p text:style-name="P2">1.2) Code de gray</text:p>
      <text:p text:style-name="P2"/>
      <text:p text:style-name="P2">C’est un code qui permet d’avoir une propriété que ne vérifie pas le binaire classique à partir de la distance de Haming.</text:p>
      <text:p text:style-name="P2">Distance de Haming entre 2 séquences binaire :</text:p>
      <text:p text:style-name="P2"><text:tab/>-nb de bits différents sur les mêmes positions</text:p>
      <text:p text:style-name="P2"/>
      <text:p text:style-name="P2"/>
      <text:p text:style-name="P2">0<text:tab/>0000</text:p>
      <text:p text:style-name="P2">1<text:tab/>0001<text:line-break/>2<text:tab/>001<text:span text:style-name="T4">0 </text:span></text:p>
      <text:p text:style-name="P2"><text:tab/><text:tab/>distance = 1<text:line-break/>3<text:tab/>001<text:span text:style-name="T4">1</text:span><text:line-break/><text:tab/><text:tab/>distance = 3</text:p>
      <text:p text:style-name="P2">4<text:tab/>0100<text:line-break/>5 <text:tab/>0101</text:p>
      <text:p text:style-name="P2">…</text:p>
      <text:p text:style-name="P2">15<text:tab/>1111</text:p>
      <text:p text:style-name="P2"/>
      <text:p text:style-name="P2"/>
      <text:p text:style-name="P3">1) <text:s/>Code de Gray sur 3bits</text:p>
      <text:p text:style-name="P3"/>
      <text:p text:style-name="P3">0<text:tab/>000</text:p>
      <text:p text:style-name="P3">1<text:tab/>001</text:p>
      <text:p text:style-name="P3">2<text:tab/>011<text:line-break/>3<text:tab/>010<text:line-break/>4<text:tab/>110<text:line-break/>5<text:tab/>111</text:p>
      <text:p text:style-name="P3">6<text:tab/>101</text:p>
      <text:p text:style-name="P3">7<text:tab/>100</text:p>
      <text:p text:style-name="P3"/>
      <text:p text:style-name="P3"/>
      <text:p text:style-name="P16">2) Opération arithmétiques</text:p>
      <text:p text:style-name="P3"/>
      <text:p text:style-name="P3">2.1) Addition</text:p>
      <text:p text:style-name="P3"/>
      <text:p text:style-name="P3">1) <text:tab/>107(10) = 0110 1011</text:p>
      <text:p text:style-name="P3"><text:tab/>58(10) = 0011 1010</text:p>
      <text:p text:style-name="P3"/>
      <text:p text:style-name="P4"><text:s text:c="3"/>0110 1011<text:tab/>(107)</text:p>
      <text:p text:style-name="P4">+0011 1010<text:tab/>(58)</text:p>
      <text:p text:style-name="P4">=1010 0101<text:tab/>(165)</text:p>
      <text:p text:style-name="P4"/>
      <text:p text:style-name="P6">2) <text:tab/>171(10) = 1010 1011</text:p>
      <text:p text:style-name="P6"><text:tab/>97(19) <text:s text:c="2"/>= <text:span text:style-name="T5">0110 0001</text:span></text:p>
      <text:p text:style-name="P6"/>
      <text:p text:style-name="P7"><text:s text:c="6"/>1010 1011<text:tab/> <text:s text:c="3"/><text:span text:style-name="T6">(</text:span><text:span text:style-name="T5">171)</text:span></text:p>
      <text:p text:style-name="P8"><text:s/>+ <text:s text:c="2"/>0110 0001<text:tab/> <text:s text:c="3"/><text:span text:style-name="T6">(</text:span>97)</text:p>
      <text:p text:style-name="P8">= 1 0000 1100 <text:s text:c="3"/><text:span text:style-name="T6">(268)</text:span></text:p>
      <text:p text:style-name="P8"/>
      <text:p text:style-name="P8"/>
      <text:p text:style-name="P9">2.2) Soustraction</text:p>
      <text:p text:style-name="P9"/>
      <text:p text:style-name="P9">1) 107-58</text:p>
      <text:p text:style-name="P9"/>
      <text:p text:style-name="P5"><text:s text:c="3"/>0110 1011<text:tab/>(107)</text:p>
      <text:p text:style-name="P5">- <text:s/>0011 1010<text:tab/>(58)</text:p>
      <text:p text:style-name="P10">= 0011 0001</text:p>
      <text:p text:style-name="P10"/>
      <text:p text:style-name="P11"/>
      <text:p text:style-name="P11">2) 165-94</text:p>
      <text:p text:style-name="P11"/>
      <text:p text:style-name="P11"><text:s text:c="2"/>1010 0101<text:tab/>(165)</text:p>
      <text:p text:style-name="P11">- 0101 1110<text:tab/>(94)</text:p>
      <text:p text:style-name="P11">=0100 0111<text:tab/>(71)</text:p>
      <text:p text:style-name="P11"/>
      <text:p text:style-name="P11"/>
      <text:p text:style-name="P12">2.3) Multiplication</text:p>
      <text:p text:style-name="P12"/>
      <text:p text:style-name="P12">1)</text:p>
      <text:p text:style-name="P12">a<text:tab/>b <text:tab/>a*b</text:p>
      <text:p text:style-name="P12">0<text:tab/>0</text:p>
      <text:p text:style-name="P12">0<text:tab/>1</text:p>
      <text:p text:style-name="P12">1<text:tab/>0</text:p>
      <text:p text:style-name="P12">1<text:tab/>1</text:p>
      <text:p text:style-name="P12"/>
      <text:p text:style-name="P12">2) 6*5</text:p>
      <text:p text:style-name="P12"><text:tab/> <text:s/>110<text:tab/>(6)</text:p>
      <text:p text:style-name="P12"><text:tab/>*101<text:tab/>(5)</text:p>
      <text:p text:style-name="P12"><text:s text:c="5"/>=<text:tab/> <text:s/>110</text:p>
      <text:p text:style-name="P12"><text:s text:c="5"/>+ <text:s text:c="2"/>110<text:span text:style-name="T7">00</text:span></text:p>
      <text:p text:style-name="P12"><text:s text:c="5"/>= <text:s text:c="2"/>11110 (30)</text:p>
      <text:p text:style-name="P12"/>
      <text:p text:style-name="P12"/>
      <text:p text:style-name="P13">3) 79*58</text:p>
      <text:p text:style-name="P14"/>
      <text:p text:style-name="P14"><text:s text:c="3"/><text:tab/> <text:s text:c="10"/>1001 1111<text:tab/> (79)</text:p>
      <text:p text:style-name="P14"><text:tab/> <text:s text:c="7"/>* 0011 1010<text:tab/>(58)</text:p>
      <text:p text:style-name="P14"><text:s text:c="3"/>=<text:tab/> <text:s text:c="10"/>0000 0000</text:p>
      <text:p text:style-name="P14"><text:tab/>+ <text:s text:c="6"/>1001 111</text:p>
      <text:p text:style-name="P14"><text:tab/>+ <text:s text:c="5"/>100 1111</text:p>
      <text:p text:style-name="P14"><text:tab/>+ <text:s text:c="2"/>100 1111</text:p>
      <text:p text:style-name="P14"><text:tab/> +100 1111</text:p>
      <text:p text:style-name="P14">=<text:tab/>1 0001 1110 0110</text:p>
      <text:p text:style-name="P14"/>
      <text:p text:style-name="P14"/>
      <text:p text:style-name="P15">4) 169*76</text:p>
      <text:p text:style-name="P15"/>
      <text:p text:style-name="P15">169<text:span text:style-name="T8">10 <text:s/></text:span>= 128+32+8+1 = 1010 1001<text:span text:style-name="T8">2</text:span></text:p>
      <text:p text:style-name="P15">76<text:span text:style-name="T8">10 </text:span>= 100 1100<text:span text:style-name="T8">2</text:span></text:p>
      <text:p text:style-name="P15"/>
      <text:p text:style-name="P15"><text:s text:c="2"/><text:tab/> <text:s/><text:tab/>1010 1001</text:p>
      <text:p text:style-name="P15"><text:tab/><text:tab/>*0100 1100</text:p>
      <text:p text:style-name="P15"><text:s text:c="4"/><text:tab/> = <text:s text:c="4"/><text:tab/> 0000 0000</text:p>
      <text:p text:style-name="P15"><text:s text:c="9"/><text:tab/><text:tab/>10101001</text:p>
      <text:p text:style-name="P15"><text:s text:c="7"/><text:tab/> <text:s text:c="9"/>10101001</text:p>
      <text:p text:style-name="P15"><text:s/><text:tab/> <text:s text:c="4"/>10101001</text:p>
      <text:p text:style-name="P15"><text:tab/> <text:span text:style-name="T9">11001000101100</text:span></text:p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4:49:08.921599136</meta:creation-date>
    <dc:date>2022-12-12T14:17:26.179387989</dc:date>
    <meta:editing-duration>PT1H7M38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3" meta:paragraph-count="75" meta:word-count="281" meta:character-count="1480" meta:non-whitespace-character-count="1086"/>
  </office:meta>
</office:document-meta>
</file>